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90000002AB9BBBC101E03F99E.png" manifest:media-type="image/png"/>
  <manifest:file-entry manifest:full-path="Pictures/100008490000078800000457088A3AE1ACF79B3F.svg" manifest:media-type="image/svg+xml"/>
  <manifest:file-entry manifest:full-path="Pictures/100014BA000002340000061BD7150C62877ABDA9.svg" manifest:media-type="image/svg+xml"/>
  <manifest:file-entry manifest:full-path="Pictures/100002010000005D000000C37408FAC9CF165BB5.png" manifest:media-type="image/png"/>
  <manifest:file-entry manifest:full-path="Pictures/10000201000000150000003B8D360324A45F0F1E.png" manifest:media-type="image/png"/>
  <manifest:file-entry manifest:full-path="Pictures/100002010000005D000000C381D4C0FCE4700AA2.png" manifest:media-type="image/png"/>
  <manifest:file-entry manifest:full-path="Pictures/100002010000005D000000C36DDDE3D4EB0F4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333333" draw:fill-color="#dddddd" draw:textarea-vertical-align="middle" draw:auto-grow-height="false" fo:min-height="0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20" style:family="graphic" style:parent-style-name="objectwithoutfill">
      <style:graphic-properties draw:stroke="solid" draw:fill="none" draw:fill-color="#ccff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10" style:family="paragraph">
      <loext:graphic-properties draw:fill="none" draw:fill-color="#ccff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81D4C0FCE4700AA2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6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27cm" svg:height="1.11cm" draw:transform="rotate (-1.5707963267949) translate (20.088cm 1.417cm)">
          <draw:image xlink:href="Pictures/100008490000078800000457088A3AE1ACF79B3F.svg" xlink:type="simple" xlink:show="embed" xlink:actuate="onLoad">
            <text:p/>
          </draw:image>
          <draw:image xlink:href="Pictures/10000201000000490000002AB9BBBC101E03F99E.png" xlink:type="simple" xlink:show="embed" xlink:actuate="onLoad"/>
        </draw:frame>
        <draw:custom-shape draw:style-name="gr17" draw:text-style-name="P8" draw:layer="layout" svg:width="0.635cm" svg:height="0.635cm" svg:x="13.038cm" svg:y="19.89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635cm" svg:height="0.635cm" svg:x="8.266cm" svg:y="18.90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635cm" svg:height="0.635cm" svg:x="8.239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635cm" svg:height="0.635cm" svg:x="13.065cm" svg:y="8.0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8" draw:text-style-name="P9" draw:layer="layout" svg:width="17.907cm" svg:height="1.524cm" svg:x="2.016cm" svg:y="1.508cm">
          <draw:text-box>
            <text:p><text:span text:style-name="T1">Legend</text:span></text:p>
          </draw:text-box>
        </draw:frame>
        <draw:custom-shape draw:style-name="gr19" draw:text-style-name="P3" draw:layer="layout" svg:width="1.654cm" svg:height="1.01cm" draw:transform="rotate (1.57638138040128) translate (2.276cm 5.5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0" draw:text-style-name="P10" draw:layer="layout" svg:x1="4.175cm" svg:y1="3.921cm" svg:x2="4.302cm" svg:y2="26.527cm">
          <text:p/>
        </draw:line>
        <draw:frame draw:style-name="gr21" draw:text-style-name="P11" draw:layer="layout" svg:width="7.747cm" svg:height="1.27cm" svg:x="4.683cm" svg:y="4.268cm">
          <draw:text-box>
            <text:p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style-name="gr22" draw:text-style-name="P11" draw:layer="layout" svg:width="10.033cm" svg:height="1.143cm" svg:x="4.683cm" svg:y="10.652cm">
          <draw:text-box>
            <text:p>Stop light for cars</text:p>
          </draw:text-box>
        </draw:frame>
        <draw:custom-shape draw:style-name="gr23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10.033cm" svg:height="1.143cm" svg:x="4.683cm" svg:y="8.747cm">
          <draw:text-box>
            <text:p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10.033cm" svg:height="1.143cm" svg:x="4.684cm" svg:y="6.653cm">
          <draw:text-box>
            <text:p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7408FAC9CF165BB5.png" xlink:type="simple" xlink:show="embed" xlink:actuate="onLoad">
            <text:p/>
          </draw:image>
        </draw:frame>
        <draw:frame draw:style-name="gr22" draw:text-style-name="P11" draw:layer="layout" svg:width="10.033cm" svg:height="1.143cm" svg:x="4.684cm" svg:y="12.653cm">
          <draw:text-box>
            <text:p>Stop light for pedestrians</text:p>
          </draw:text-box>
        </draw:frame>
        <draw:custom-shape draw:style-name="gr17" draw:text-style-name="P8" draw:layer="layout" svg:width="0.635cm" svg:height="0.635cm" svg:x="2.524cm" svg:y="14.71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2" draw:text-style-name="P11" draw:layer="layout" svg:width="10.033cm" svg:height="1.143cm" svg:x="4.685cm" svg:y="14.454cm">
          <draw:text-box>
            <text:p>Button for pedestria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3T10:50:23.659671141</dc:date>
    <meta:editing-duration>PT1H9M5S</meta:editing-duration>
    <meta:editing-cycles>5</meta:editing-cycles>
    <meta:generator>LibreOffice/5.0.6.3$Linux_X86_64 LibreOffice_project/00m0$Build-3</meta:generator>
    <meta:document-statistic meta:object-count="47"/>
  </office:meta>
</office:document-meta>
</file>